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09aa"/>
    </style:style>
    <style:style style:name="P2" style:family="paragraph" style:parent-style-name="Standard">
      <style:text-properties officeooo:rsid="0015b941" officeooo:paragraph-rsid="00170b27"/>
    </style:style>
    <style:style style:name="P3" style:family="paragraph" style:parent-style-name="Standard">
      <style:text-properties officeooo:rsid="0016b87e" officeooo:paragraph-rsid="0016b87e"/>
    </style:style>
    <style:style style:name="P4" style:family="paragraph" style:parent-style-name="Standard">
      <style:text-properties officeooo:rsid="00170b27" officeooo:paragraph-rsid="00170b27"/>
    </style:style>
    <style:style style:name="P5" style:family="paragraph" style:parent-style-name="Standard">
      <style:text-properties officeooo:rsid="00170b27" officeooo:paragraph-rsid="00181e1a"/>
    </style:style>
    <style:style style:name="P6" style:family="paragraph" style:parent-style-name="Standard">
      <style:text-properties officeooo:rsid="00181e1a" officeooo:paragraph-rsid="00181e1a"/>
    </style:style>
    <style:style style:name="P7" style:family="paragraph" style:parent-style-name="Standard">
      <style:text-properties officeooo:rsid="001af31a" officeooo:paragraph-rsid="001af31a"/>
    </style:style>
    <style:style style:name="P8" style:family="paragraph" style:parent-style-name="Standard" style:list-style-name="L1">
      <style:text-properties officeooo:rsid="0015b941" officeooo:paragraph-rsid="0015b941"/>
    </style:style>
    <style:style style:name="P9" style:family="paragraph" style:parent-style-name="Standard" style:list-style-name="L1">
      <style:text-properties officeooo:rsid="0015b941" officeooo:paragraph-rsid="00170b27"/>
    </style:style>
    <style:style style:name="P10" style:family="paragraph" style:parent-style-name="Standard" style:list-style-name="L1">
      <style:text-properties officeooo:rsid="0015b941" officeooo:paragraph-rsid="001af31a"/>
    </style:style>
    <style:style style:name="P11" style:family="paragraph" style:parent-style-name="Standard" style:list-style-name="L1">
      <style:text-properties officeooo:rsid="00181e1a" officeooo:paragraph-rsid="00181e1a"/>
    </style:style>
    <style:style style:name="P12" style:family="paragraph" style:parent-style-name="Standard" style:list-style-name="L1">
      <style:text-properties officeooo:rsid="00170b27" officeooo:paragraph-rsid="00181e1a"/>
    </style:style>
    <style:style style:name="P13" style:family="paragraph" style:parent-style-name="Standard" style:list-style-name="L1">
      <style:text-properties officeooo:rsid="001af31a" officeooo:paragraph-rsid="001af31a"/>
    </style:style>
    <style:style style:name="P14" style:family="paragraph" style:parent-style-name="Standard" style:list-style-name="L1">
      <style:text-properties officeooo:rsid="002b5d06" officeooo:paragraph-rsid="002b5d06"/>
    </style:style>
    <style:style style:name="P15" style:family="paragraph" style:parent-style-name="Standard" style:list-style-name="L1">
      <style:paragraph-properties fo:break-before="page"/>
      <style:text-properties fo:font-size="14pt" fo:font-weight="bold" officeooo:rsid="0016b87e" officeooo:paragraph-rsid="0016b87e" style:font-size-asian="10.5pt"/>
    </style:style>
    <style:style style:name="T1" style:family="text">
      <style:text-properties officeooo:rsid="00170b27"/>
    </style:style>
    <style:style style:name="T2" style:family="text">
      <style:text-properties officeooo:rsid="00181e1a"/>
    </style:style>
    <style:style style:name="T3" style:family="text">
      <style:text-properties officeooo:rsid="002c9b47"/>
    </style:style>
    <style:style style:name="Sect1" style:family="section">
      <style:section-properties fo:background-color="#eeeeee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</text:index-body>
      </text:table-of-content>
      <text:p text:style-name="P1"/>
      <text:p text:style-name="P1"/>
      <text:p text:style-name="P1"><text:page-number text:select-page="current">1</text:page-number></text:p>
      <text:p text:style-name="P3"/>
      <text:list xml:id="list3987670409" text:style-name="L1">
        <text:list-item>
          <text:p text:style-name="P15">Architecture du projet</text:p>
        </text:list-item>
      </text:list>
      <text:p text:style-name="P3"/>
      <text:p text:style-name="P3">répertoire<text:span text:style-name="T2">s</text:span></text:p>
      <text:p text:style-name="P3"><text:s/>POKY</text:p>
      <text:p text:style-name="P3"><text:tab/>la génération du linux à mettre sur la carte SD</text:p>
      <text:p text:style-name="P3"/>
      <text:p text:style-name="P3"><text:s/>Soft_zybo</text:p>
      <text:p text:style-name="P3"><text:tab/>le logiciel à executer dans le projet</text:p>
      <text:p text:style-name="P3"/>
      <text:p text:style-name="P3"><text:tab/>Vivado : le projet vivado pour la partie FPGA</text:p>
      <text:p text:style-name="P3"><text:tab/></text:p>
      <text:p text:style-name="P3"/>
      <text:p text:style-name="P3"/>
      <text:p text:style-name="P3"/>
      <text:list xml:id="list1340612212439" text:continue-numbering="true" text:style-name="L1">
        <text:list-item>
          <text:p text:style-name="P8">Partie Linux</text:p>
          <text:list>
            <text:list-item>
              <text:p text:style-name="P11">trucs</text:p>
            </text:list-item>
          </text:list>
        </text:list-item>
      </text:list>
      <text:p text:style-name="P1">/home/nicolas/vivado/vivado/FPGA_xilinx/vivado2019_2/workspace/design_1_wrapper_corona2/export/design_1_wrapper_corona2/sw/design_1_wrapper_corona2/boot/fsbl.elf</text:p>
      <text:p text:style-name="Standard">/home/nicolas/vivado/vivado/FPGA_xilinx/vivado2019_2/workspace/dsfyoyo/Debug/dsfyoyo.elf</text:p>
      <text:p text:style-name="Standard">/home/nicolas/vivado/vivado/FPGA_xilinx/vivado2019_2/workspace/design_1_wrapper_corona2/bitstream/design_1_wrapper_corona2.bit</text:p>
      <text:p text:style-name="Standard"/>
      <text:p text:style-name="Standard">creer bootgen depuis xilinx</text:p>
      <text:p text:style-name="Standard">https://www.xilinx.com/support/documentation/sw_manuals/xilinx2019_2/ug1283-bootgen-user-guide.pdf</text:p>
      <text:p text:style-name="Standard"/>
      <text:p text:style-name="Standard">**************liens************************************</text:p>
      <text:p text:style-name="Standard">https://blog.mbedded.ninja/programming/embedded-linux/zynq/building-linux-for-the-zynq-zc702-eval-kit-using-yocto/#&amp;gid=1&amp;pid=1</text:p>
      <text:p text:style-name="Standard">https://www.yoctoproject.org/docs/2.4/dev-manual/dev-manual.html</text:p>
      <text:p text:style-name="Standard"/>
      <text:p text:style-name="Standard"/>
      <text:p text:style-name="Standard"/>
      <text:p text:style-name="Standard">*****************************************format carte sd :</text:p>
      <text:p text:style-name="Standard">sudo dd if=/dev/zero of=/dev/mmcblk0 of=/dev/</text:p>
      <text:p text:style-name="Standard"/>
      <text:p text:style-name="Standard">*****************************************configurer les partitions :</text:p>
      <text:p text:style-name="Standard">sudo fdisk /dev/mmcblk0 </text:p>
      <text:p text:style-name="Standard"/>
      <text:p text:style-name="Standard">Command (m for help): n </text:p>
      <text:p text:style-name="Standard">Partition type: p primary (0 primary, 0 extended, 4 free) e extended Select (default p): p </text:p>
      <text:p text:style-name="Standard">Partition number (1-4, default 1): 1 </text:p>
      <text:p text:style-name="Standard">First sector (2048-15759359, default 2048): Using default value 2048 </text:p>
      <text:p text:style-name="Standard">Last sector, +sectors or +size{K,M,G} (2048-15759359, default 15759359): +200M </text:p>
      <text:p text:style-name="Standard"/>
      <text:p text:style-name="Standard">Command (m for help): n </text:p>
      <text:p text:style-name="Standard">Partition type: p primary (1 primary, 0 extended, 3 free) e extended Select (default p): p </text:p>
      <text:p text:style-name="Standard">Partition number (1-4, default 2): 2 </text:p>
      <text:p text:style-name="Standard">First sector (411648-15759359, default 411648): Using default value 411648 </text:p>
      <text:p text:style-name="Standard">Last sector, +sectors or +size{K,M,G} (411648-15759359, </text:p>
      <text:p text:style-name="Standard">default 15759359): Using default value 15759359</text:p>
      <text:p text:style-name="Standard"/>
      <text:p text:style-name="Standard"><text:soft-page-break/></text:p>
      <text:p text:style-name="Standard">Command (m for help): a</text:p>
      <text:p text:style-name="Standard">Partition number (1-4): 1</text:p>
      <text:p text:style-name="Standard"><text:s text:c="4"/></text:p>
      <text:p text:style-name="Standard">Command (m for help): t</text:p>
      <text:p text:style-name="Standard">Partition number (1-4): 1</text:p>
      <text:p text:style-name="Standard">Hex code (type L to list codes): c</text:p>
      <text:p text:style-name="Standard">Changed system type of partition 1 to c (W95 FAT32 (LBA))</text:p>
      <text:p text:style-name="Standard"><text:s text:c="4"/></text:p>
      <text:p text:style-name="Standard">Command (m for help): t</text:p>
      <text:p text:style-name="Standard">Partition number (1-4): 2</text:p>
      <text:p text:style-name="Standard">Hex code (type L to list codes): 83</text:p>
      <text:p text:style-name="Standard"/>
      <text:p text:style-name="Standard">Commande (m pour l'aide) : p</text:p>
      <text:p text:style-name="Standard">Disque /dev/mmcblk0 : 7,4 GiB, 7948206080 octets, 15523840 secteurs</text:p>
      <text:p text:style-name="Standard">Unités : secteur de 1 × 512 = 512 octets</text:p>
      <text:p text:style-name="Standard">Taille de secteur (logique / physique) : 512 octets / 512 octets</text:p>
      <text:p text:style-name="Standard">taille d'E/S (minimale / optimale) : 512 octets / 512 octets</text:p>
      <text:p text:style-name="Standard">Type d'étiquette de disque : dos</text:p>
      <text:p text:style-name="Standard">Identifiant de disque : 0xca4a050b</text:p>
      <text:p text:style-name="Standard"/>
      <text:p text:style-name="Standard">Périphérique <text:s text:c="2"/>Amorçage <text:s/>Début <text:s text:c="5"/>Fin Secteurs Taille Id Type</text:p>
      <text:p text:style-name="Standard">/dev/mmcblk0p1 * <text:s text:c="9"/>2048 <text:s text:c="2"/>411647 <text:s text:c="2"/>409600 <text:s text:c="2"/>200M <text:s/>c W95 FAT32 (LBA)</text:p>
      <text:p text:style-name="Standard">/dev/mmcblk0p2 <text:s text:c="9"/>411648 15523839 15112192 <text:s text:c="2"/>7,2G 83 Linux</text:p>
      <text:p text:style-name="Standard"/>
      <text:p text:style-name="Standard"/>
      <text:p text:style-name="Standard">Command (m for help): w</text:p>
      <text:p text:style-name="Standard"/>
      <text:p text:style-name="Standard"/>
      <text:p text:style-name="Standard">***************************** <text:s/>creer les sytemes de fichiers</text:p>
      <text:p text:style-name="Standard">sudo mkfs.vfat -F 32 -n boot /dev/mmcblk0p1</text:p>
      <text:p text:style-name="Standard">sudo mkfs.ext4 -L root /dev/mmcblk0p2</text:p>
      <text:p text:style-name="Standard"/>
      <text:p text:style-name="Standard">****************************** rajouter des trucs linux</text:p>
      <text:p text:style-name="Standard"/>
      <text:p text:style-name="Standard">dans local.conf ajouter le truc </text:p>
      <text:p text:style-name="Standard">source oe-init-build-env</text:p>
      <text:p text:style-name="Standard"/>
      <text:p text:style-name="Standard">dégager ce qu'il y a dans la carte sd root</text:p>
      <text:p text:style-name="Standard"><text:tab/> </text:p>
      <text:p text:style-name="Standard"/>
      <text:p text:style-name="Standard">****************** <text:s/>mettre le nouveau file system</text:p>
      <text:p text:style-name="Standard"/>
      <text:p text:style-name="Standard">sudo tar x -C /media/nicolas/root/ -f core-image-minimal-zybo-zynq7.tar.gz </text:p>
      <text:p text:style-name="Standard">sudo tar x -C /mnt/mmcblk0p2/ -f core-image-minimal-zybo-zynq7.tar.gz </text:p>
      <text:p text:style-name="Standard"/>
      <text:p text:style-name="Standard"/>
      <text:p text:style-name="Standard">copier le contenu du répertoire dans la partition boot</text:p>
      <text:p text:style-name="Standard">cp * /media/nicolas/boot/</text:p>
      <text:p text:style-name="Standard">sudo mount /dev/mmcblk0p2 /mnt/mmcblk0p2</text:p>
      <text:p text:style-name="Standard"/>
      <text:p text:style-name="Standard"/>
      <text:p text:style-name="Standard"><text:soft-page-break/>**************compiler</text:p>
      <text:p text:style-name="Standard">~/poky/meta-xilinx$ cd ..</text:p>
      <text:p text:style-name="Standard">~/poky$ <text:tab/></text:p>
      <text:p text:style-name="Standard">bitbake-layers add-layer "$HOME/poky/meta-xilinx"</text:p>
      <text:p text:style-name="Standard">rajouter MACHINE ?= "zybo-zynq7" dans local.conf</text:p>
      <text:p text:style-name="Standard">bitbake-layers add-layer "$HOME/yocto/poky/meta-xilinx"</text:p>
      <text:p text:style-name="Standard"/>
      <text:p text:style-name="Standard"/>
      <text:p text:style-name="Standard">**************generation du boot.bin avec le bitstream</text:p>
      <text:p text:style-name="Standard">//arch = zynq; split = false; format = BIN</text:p>
      <text:p text:style-name="Standard">the_ROM_image:</text:p>
      <text:p text:style-name="Standard">{</text:p>
      <text:p text:style-name="Standard"><text:tab/>[bootloader]/home/nicolas/vivado/vivado/FPGA_xilinx/vivado2019_2/workspace/dsfyoyo/Debug/dsfyoyo.elf</text:p>
      <text:p text:style-name="Standard"><text:tab/>/home/nicolas/vivado/vivado/FPGA_xilinx/vivado2019_2/workspace/dsfyoyo/_ide/bitstream/design_1_wrapper_corona2.bit</text:p>
      <text:p text:style-name="Standard"><text:tab/>/home/nicolas/yocto/poky/build/tmp/deploy/images/zybo-zynq7/u-boot.elf</text:p>
      <text:p text:style-name="Standard"><text:tab/>/home/nicolas/yocto/poky/build/tmp/deploy/images/zybo-zynq7/u-boot-zybo-zynq7.elf</text:p>
      <text:p text:style-name="Standard">}</text:p>
      <text:p text:style-name="Standard"/>
      <text:p text:style-name="Standard"/>
      <text:p text:style-name="Standard"/>
      <text:p text:style-name="Standard">cp *.bin /mnt/mmcblk0p1</text:p>
      <text:p text:style-name="Standard">cp *.img /mnt/mmcblk0p1</text:p>
      <text:p text:style-name="Standard">cp *.dtb /mnt/mmcblk0p1</text:p>
      <text:p text:style-name="Standard">cp *.elf /mnt/mmcblk0p1</text:p>
      <text:p text:style-name="Standard">cp *.u-boot /mnt/mmcblk0p1</text:p>
      <text:p text:style-name="Standard"/>
      <text:p text:style-name="Standard"><text:s/>bitbake -c menuconfig virtual/kernel</text:p>
      <text:p text:style-name="Standard"/>
      <text:p text:style-name="Standard"/>
      <text:p text:style-name="Standard"><text:a xlink:type="simple" xlink:href="http://openpowerlink.sourceforge.net/web/openPOWERLINK/Getting%20Started/Zynq%20/%20Petalinux.html" text:style-name="Internet_20_link" text:visited-style-name="Visited_20_Internet_20_Link">http://openpowerlink.sourceforge.net/web/openPOWERLINK/Getting%20Started/Zynq%20/%20Petalinux.html</text:a></text:p>
      <text:p text:style-name="Standard"/>
      <text:p text:style-name="Standard"/>
      <text:p text:style-name="Standard"/>
      <text:list xml:id="list1341086734312" text:continue-numbering="true" text:style-name="L1">
        <text:list-item>
          <text:p text:style-name="P9">Partie <text:span text:style-name="T1">logicielle</text:span></text:p>
        </text:list-item>
      </text:list>
      <text:p text:style-name="P2"/>
      <text:list xml:id="list1340354059768" text:continue-numbering="true" text:style-name="L1">
        <text:list-item>
          <text:list>
            <text:list-item>
              <text:p text:style-name="P11">compilation du logiciel</text:p>
            </text:list-item>
          </text:list>
        </text:list-item>
      </text:list>
      <text:p text:style-name="P4">le logiciel s ‘exécute sur la cible. Il est téléchargé par scp, puis recompilé par la commande </text:p>
      <text:p text:style-name="P4">sh compile_simone.sh</text:p>
      <text:p text:style-name="P4"/>
      <text:list xml:id="list1341104225525" text:continue-numbering="true" text:style-name="L1">
        <text:list-item>
          <text:list>
            <text:list-item>
              <text:p text:style-name="P14">mise au point avec gdb</text:p>
              <text:p text:style-name="P14">gdb sorie</text:p>
              <text:p text:style-name="P14">(gdb) set args simuPC <text:s/><text:span text:style-name="T3">= lance en mode simulation pc</text:span></text:p>
              <text:p text:style-name="P14"/>
            </text:list-item>
            <text:list-item>
              <text:p text:style-name="P11">execution du logiciel</text:p>
            </text:list-item>
          </text:list>
        </text:list-item>
      </text:list>
      <text:p text:style-name="P6"><text:tab/><text:tab/></text:p>
      <text:p text:style-name="P6"/>
      <text:p text:style-name="P6"/>
      <text:p text:style-name="P4"/>
      <text:list xml:id="list1341828087966" text:continue-numbering="true" text:style-name="L1">
        <text:list-item>
          <text:list>
            <text:list-item>
              <text:p text:style-name="P12">mode simulation</text:p>
            </text:list-item>
          </text:list>
        </text:list-item>
      </text:list>
      <text:p text:style-name="P5"><text:soft-page-break/><text:s/>permet de simuler le fonctionnement des capteurs et ainsi tetster différents scénarios. Par exemple tester un scénario avec le capteur de distance.</text:p>
      <text:p text:style-name="P4">Pour cela taper :</text:p>
      <text:p text:style-name="P4"/>
      <text:p text:style-name="Standard"/>
      <text:p text:style-name="Standard"/>
      <text:list xml:id="list1340303414590" text:continue-numbering="true" text:style-name="L1">
        <text:list-item>
          <text:p text:style-name="P8">Partie FPGA</text:p>
        </text:list-item>
        <text:list-item>
          <text:p text:style-name="P13">Environnement</text:p>
        </text:list-item>
      </text:list>
      <text:p text:style-name="P7">Vivado</text:p>
      <text:p text:style-name="P7">Poky</text:p>
      <text:p text:style-name="P7"/>
      <text:list xml:id="list1341781332626" text:continue-numbering="true" text:style-name="L1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4:30:18.320426198</meta:creation-date>
    <dc:date>2020-06-22T00:13:39.578821013</dc:date>
    <meta:editing-duration>PT2H37M17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5" meta:paragraph-count="110" meta:word-count="524" meta:character-count="4682" meta:non-whitespace-character-count="4171"/>
  </office:meta>
</office:document-meta>
</file>